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B0000011F77EDF40E.png"/>
  <manifest:file-entry manifest:media-type="image/png" manifest:full-path="Pictures/10000201000001FE0000011F6ED1152E.png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8"/>
          <table:table-cell table:style-name="ce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34">
            <text:p>2334</text:p>
          </table:table-cell>
          <table:table-cell table:style-name="ce19" office:value-type="date" office:date-value="2020-04-27">
            <text:p>2020-04-27</text:p>
          </table:table-cell>
          <table:table-cell table:style-name="ce13" office:value-type="string">
            <text:p>131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534">
            <text:p>2534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9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7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30" office:value-type="string">
            <text:p>1 Imported from London</text:p>
          </table:table-cell>
          <table:table-cell table:style-name="ce2">
            <draw:frame table:end-cell-address="Main.G118" table:end-x="2.4465in" table:end-y="0.1583in" draw:z-index="11" draw:name="Αντικείμενα γραφικών 8" draw:style-name="gr2" draw:text-style-name="P2" svg:width="5.4429in" svg:height="3.1713in" svg:x="0.1012in" svg:y="0.1638in">
              <draw:image xlink:href="Pictures/10000201000001FE0000011F6ED1152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1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1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19" office:value-type="date" office:date-value="2020-04-19">
            <text:p>2020-04-19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style-name="ce28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9" office:value-type="date" office:date-value="2020-04-23">
            <text:p>2020-04-23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9" office:value-type="date" office:date-value="2020-04-24">
            <text:p>2020-04-24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9" office:value-type="date" office:date-value="2020-04-25">
            <text:p>2020-04-25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26">
            <text:p>2020-04-26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27">
            <text:p>2020-04-27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54])" office:value-type="float" office:value="2455">
            <text:p>245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>
            <draw:frame table:end-cell-address="Main.G174" table:end-x="2.1669in" table:end-y="0.1654in" draw:z-index="12" draw:name="Αντικείμενα γραφικών 9" draw:style-name="gr2" draw:text-style-name="P2" svg:width="5.1965in" svg:height="2.7059in" svg:x="0.0681in" svg:y="0.1827in">
              <draw:image xlink:href="Pictures/10000201000001DB0000011F77EDF40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26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7">
            <text:p>2020-04-27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7" table:formula="of:=SUM([.B162:.B205])" office:value-type="float" office:value="136">
            <text:p>136</text:p>
          </table:table-cell>
          <table:table-cell table:number-columns-repeated="1022"/>
        </table:table-row>
        <table:table-row table:style-name="ro1" table:number-rows-repeated="794">
          <table:table-cell/>
          <table:table-cell table:style-name="ce18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4/27/2020</text:date>, <text:time>18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7T18:48:02.57</dc:date>
    <meta:editing-duration>PT4H26M12S</meta:editing-duration>
    <meta:editing-cycles>21</meta:editing-cycles>
    <meta:document-statistic meta:table-count="1" meta:cell-count="42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